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eta.xml" manifest:media-type="text/xml"/>
  <manifest:file-entry manifest:full-path="Pictures/20000380000063AF000027142D54862B.svm" manifest:media-type=""/>
  <manifest:file-entry manifest:full-path="Pictures/20000330000061BA0000213875A8900B.svm" manifest:media-type=""/>
  <manifest:file-entry manifest:full-path="Pictures/1000020000000019000000180AE4E55E.gif" manifest:media-type="image/gif"/>
  <manifest:file-entry manifest:full-path="Pictures/20000738000065A300003C907F5799CF.svm" manifest:media-type=""/>
  <manifest:file-entry manifest:full-path="Pictures/10000201000000190000002A5CE2E8CC.png" manifest:media-type="image/png"/>
  <manifest:file-entry manifest:full-path="Pictures/10000201000000280000002B42E37942.png" manifest:media-type="image/png"/>
  <manifest:file-entry manifest:full-path="Pictures/10000201000000210000002ACD96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Basic/script-lc.xml" manifest:media-type="text/xml"/>
  <manifest:file-entry manifest:full-path="Basic/ConfigTool/script-lb.xml" manifest:media-type="text/xml"/>
  <manifest:file-entry manifest:full-path="Basic/ConfigTool/M1g.xml" manifest:media-type="text/xml"/>
  <manifest:file-entry manifest:full-path="Basic/ConfigTool/M1e.xml" manifest:media-type="text/xml"/>
  <manifest:file-entry manifest:full-path="Basic/ConfigTool/M1a.xml" manifest:media-type="text/xml"/>
  <manifest:file-entry manifest:full-path="Basic/ConfigTool/Obsolete.xml" manifest:media-type="text/xml"/>
  <manifest:file-entry manifest:full-path="Basic/ConfigTool/Mfinal.xml" manifest:media-type="text/xml"/>
  <manifest:file-entry manifest:full-path="Basic/ConfigTool/M3d.xml" manifest:media-type="text/xml"/>
  <manifest:file-entry manifest:full-path="Basic/ConfigTool/Infos.xml" manifest:media-type="text/xml"/>
  <manifest:file-entry manifest:full-path="Basic/ConfigTool/Starter.xml" manifest:media-type="text/xml"/>
  <manifest:file-entry manifest:full-path="Basic/ConfigTool/M0.xml" manifest:media-type="text/xml"/>
  <manifest:file-entry manifest:full-path="Basic/ConfigTool/zip.xml" manifest:media-type="text/xml"/>
  <manifest:file-entry manifest:full-path="Basic/ConfigTool/M3e.xml" manifest:media-type="text/xml"/>
  <manifest:file-entry manifest:full-path="Basic/ConfigTool/M1c.xml" manifest:media-type="text/xml"/>
  <manifest:file-entry manifest:full-path="Basic/ConfigTool/M3b.xml" manifest:media-type="text/xml"/>
  <manifest:file-entry manifest:full-path="Basic/ConfigTool/M2a.xml" manifest:media-type="text/xml"/>
  <manifest:file-entry manifest:full-path="Basic/ConfigTool/M3c.xml" manifest:media-type="text/xml"/>
  <manifest:file-entry manifest:full-path="Basic/ConfigTool/M1f.xml" manifest:media-type="text/xml"/>
  <manifest:file-entry manifest:full-path="Basic/ConfigTool/M1d.xml" manifest:media-type="text/xml"/>
  <manifest:file-entry manifest:full-path="Basic/ConfigTool/M3f.xml" manifest:media-type="text/xml"/>
  <manifest:file-entry manifest:full-path="Basic/ConfigTool/Utilities.xml" manifest:media-type="text/xml"/>
  <manifest:file-entry manifest:full-path="Basic/ConfigTool/HelpHelper.xml" manifest:media-type="text/xml"/>
  <manifest:file-entry manifest:full-path="Basic/ConfigTool/_UItexts.xml" manifest:media-type="text/xml"/>
  <manifest:file-entry manifest:full-path="Basic/ConfigTool/M3a.xml" manifest:media-type="text/xml"/>
  <manifest:file-entry manifest:full-path="Basic/ConfigTool/M1b.xml" manifest:media-type="text/xml"/>
  <manifest:file-entry manifest:full-path="Basic/ConfigTool/Data.xml" manifest:media-type="text/xml"/>
  <manifest:file-entry manifest:full-path="Basic/Standard/script-lb.xml" manifest:media-type="text/xml"/>
  <manifest:file-entry manifest:full-path="Basic/Standard/Template3b.xml" manifest:media-type="text/xml"/>
  <manifest:file-entry manifest:full-path="Basic/Standard/Template8.xml" manifest:media-type="text/xml"/>
  <manifest:file-entry manifest:full-path="Basic/Standard/Template7.xml" manifest:media-type="text/xml"/>
  <manifest:file-entry manifest:full-path="Basic/Standard/Template6.xml" manifest:media-type="text/xml"/>
  <manifest:file-entry manifest:full-path="Basic/Standard/Template4.xml" manifest:media-type="text/xml"/>
  <manifest:file-entry manifest:full-path="Basic/Standard/Template3a.xml" manifest:media-type="text/xml"/>
  <manifest:file-entry manifest:full-path="Basic/Standard/Template9.xml" manifest:media-type="text/xml"/>
  <manifest:file-entry manifest:full-path="Basic/Standard/Template2.xml" manifest:media-type="text/xml"/>
  <manifest:file-entry manifest:full-path="Basic/Standard/Template1.xml" manifest:media-type="text/xml"/>
  <manifest:file-entry manifest:full-path="Basic/Standard/Template5.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8.389cm" table:align="left" style:may-break-between-rows="false"/>
    </style:style>
    <style:style style:name="Table2.A" style:family="table-column">
      <style:table-column-properties style:column-width="1.499cm"/>
    </style:style>
    <style:style style:name="Table2.B" style:family="table-column">
      <style:table-column-properties style:column-width="16.889cm"/>
    </style:style>
    <style:style style:name="Table2.A1" style:family="table-cell">
      <style:table-cell-properties fo:background-color="transparent" fo:padding="0.097cm" fo:border-left="0.05pt solid #000000" fo:border-right="none" fo:border-top="0.05pt solid #000000" fo:border-bottom="none">
        <style:background-image/>
      </style:table-cell-properties>
    </style:style>
    <style:style style:name="Table2.B1" style:family="table-cell">
      <style:table-cell-properties fo:background-color="#ff0000" fo:padding="0.097cm" fo:border-left="none" fo:border-right="0.05pt solid #000000" fo:border-top="0.05pt solid #000000" fo:border-bottom="none">
        <style:background-image/>
      </style:table-cell-properties>
    </style:style>
    <style:style style:name="Table2.A2" style:family="table-cell">
      <style:table-cell-properties fo:background-color="#ff9999" fo:padding="0.097cm" fo:border-left="0.05pt solid #000000" fo:border-right="none" fo:border-top="none" fo:border-bottom="0.05pt solid #000000">
        <style:background-image/>
      </style:table-cell-properties>
    </style:style>
    <style:style style:name="Table2.B2" style:family="table-cell">
      <style:table-cell-properties fo:background-color="#ff9999" fo:padding="0.097cm" fo:border-left="none" fo:border-right="0.05pt solid #000000" fo:border-top="none" fo:border-bottom="0.05pt solid #000000">
        <style:background-image/>
      </style:table-cell-properties>
    </style:style>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ligneMacro">
      <loext:graphic-properties draw:fill-image-width="0cm" draw:fill-image-height="0cm"/>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5"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size="20pt" fo:font-weight="bold" officeooo:rsid="006aac1c" officeooo:paragraph-rsid="006aac1c" style:font-size-asian="20pt" style:font-weight-asian="bold" style:font-size-complex="20pt" style:font-weight-complex="bold"/>
    </style:style>
    <style:style style:name="P6" style:family="paragraph" style:parent-style-name="Table_20_Contents">
      <loext:graphic-properties draw:fill-image-width="0cm" draw:fill-image-height="0cm"/>
      <style:paragraph-properties fo:margin-left="0cm" fo:margin-right="0cm" fo:margin-top="0cm" fo:margin-bottom="0cm" loext:contextual-spacing="false" fo:text-align="end" style:justify-single-word="false" fo:text-indent="0cm" style:auto-text-indent="false"/>
    </style:style>
    <style:style style:name="P7"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weight="normal" officeooo:rsid="006aac1c" officeooo:paragraph-rsid="006aac1c" style:font-weight-asian="normal" style:font-weight-complex="normal"/>
    </style:style>
    <style:style style:name="P8"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weight="normal" officeooo:rsid="006be7d0" officeooo:paragraph-rsid="006be7d0" style:font-weight-asian="normal" style:font-weight-complex="normal"/>
    </style:style>
    <style:style style:name="P9" style:family="paragraph" style:parent-style-name="Text_20_body">
      <style:paragraph-properties fo:text-align="center" style:justify-single-word="false" fo:break-before="page"/>
      <style:text-properties fo:font-style="italic"/>
    </style:style>
    <style:style style:name="P10" style:family="paragraph" style:parent-style-name="Text_20_body">
      <style:text-properties style:font-name="Courier" fo:font-size="12pt" fo:font-weight="bold"/>
    </style:style>
    <style:style style:name="P11" style:family="paragraph" style:parent-style-name="Text_20_body">
      <style:text-properties fo:background-color="#ffff00"/>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background-color="#cfe7f5"/>
    </style:style>
    <style:style style:name="P14" style:family="paragraph" style:parent-style-name="Text_20_body">
      <loext:graphic-properties draw:fill="solid" draw:fill-color="#ffcc99"/>
      <style:paragraph-properties fo:background-color="#ffcc99">
        <style:background-image/>
      </style:paragraph-properties>
    </style:style>
    <style:style style:name="P15" style:family="paragraph" style:parent-style-name="Standard">
      <style:text-properties style:font-name="Times New Roman" fo:font-weight="normal"/>
    </style:style>
    <style:style style:name="P16" style:family="paragraph" style:parent-style-name="Standard">
      <style:text-properties style:font-name="Times New Roman" fo:font-weight="bold"/>
    </style:style>
    <style:style style:name="P17" style:family="paragraph" style:parent-style-name="Standard">
      <style:text-properties fo:font-weight="bold"/>
    </style:style>
    <style:style style:name="P18" style:family="paragraph" style:parent-style-name="Standard">
      <style:text-properties fo:font-weight="normal"/>
    </style:style>
    <style:style style:name="P19" style:family="paragraph" style:parent-style-name="Standard">
      <style:paragraph-properties fo:text-align="start" style:justify-single-word="false"/>
      <style:text-properties style:font-name="Times" fo:font-size="11pt"/>
    </style:style>
    <style:style style:name="P20" style:family="paragraph" style:parent-style-name="Standard">
      <style:paragraph-properties fo:text-align="start" style:justify-single-word="false"/>
      <style:text-properties style:font-name="Times" fo:font-size="11pt" style:text-underline-style="none"/>
    </style:style>
    <style:style style:name="P21" style:family="paragraph" style:parent-style-name="Standard">
      <style:paragraph-properties fo:text-align="start" style:justify-single-word="false"/>
      <style:text-properties style:font-name="Times" fo:font-size="10pt" fo:font-weight="normal"/>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Corps_20_de_20_texte.Paragraph">
      <style:paragraph-properties fo:margin-left="0.935cm" fo:margin-right="0.009cm" fo:text-align="start" style:justify-single-word="false" fo:text-indent="0cm" style:auto-text-indent="false"/>
    </style:style>
    <style:style style:name="P26" style:family="paragraph" style:parent-style-name="Corps_20_de_20_texte.Paragraph">
      <style:paragraph-properties fo:margin-left="0.67cm" fo:margin-right="-0.018cm" fo:text-indent="0cm" style:auto-text-indent="false"/>
    </style:style>
    <style:style style:name="P27" style:family="paragraph" style:parent-style-name="Text_20_body">
      <style:paragraph-properties fo:margin-top="0cm" fo:margin-bottom="0.212cm" loext:contextual-spacing="false"/>
    </style:style>
    <style:style style:name="P28" style:family="paragraph" style:parent-style-name="Text_20_body" style:master-page-name="">
      <style:paragraph-properties style:page-number="auto"/>
    </style:style>
    <style:style style:name="P29" style:family="paragraph" style:parent-style-name="Text_20_body" style:master-page-name="">
      <loext:graphic-properties draw:fill="solid" draw:fill-color="#ffff99"/>
      <style:paragraph-properties style:page-number="auto" fo:background-color="#ffff99">
        <style:background-image/>
      </style:paragraph-properties>
    </style:style>
    <style:style style:name="P30" style:family="paragraph" style:parent-style-name="Table_20_Heading">
      <style:text-properties style:font-name="Bitstream Vera Sans" fo:font-size="10pt"/>
    </style:style>
    <style:style style:name="P31" style:family="paragraph" style:parent-style-name="Table_20_Heading">
      <style:paragraph-properties fo:text-align="center" style:justify-single-word="false"/>
    </style:style>
    <style:style style:name="P32" style:family="paragraph" style:parent-style-name="hlp_5f_paragraph">
      <style:text-properties style:text-underline-style="solid" style:text-underline-width="auto" style:text-underline-color="font-color"/>
    </style:style>
    <style:style style:name="P33" style:family="paragraph" style:parent-style-name="hlp_5f_paragraph">
      <style:text-properties style:font-name="Bitstream Vera Sans" fo:font-size="10pt"/>
    </style:style>
    <style:style style:name="P34" style:family="paragraph" style:parent-style-name="Text_20_body">
      <style:paragraph-properties fo:margin-top="0.199cm" fo:margin-bottom="0.21cm" loext:contextual-spacing="false"/>
    </style:style>
    <style:style style:name="P35" style:family="paragraph" style:parent-style-name="Text_20_body">
      <style:paragraph-properties fo:margin-top="0cm" fo:margin-bottom="1cm"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18.39cm" style:type="right" style:leader-style="dotted" style:leader-text="."/>
        </style:tab-stops>
      </style:paragraph-properties>
    </style:style>
    <style:style style:name="P41" style:family="paragraph" style:parent-style-name="Contents_20_2">
      <style:paragraph-properties>
        <style:tab-stops>
          <style:tab-stop style:position="17.891cm" style:type="right" style:leader-style="dotted" style:leader-text="."/>
        </style:tab-stops>
      </style:paragraph-properties>
    </style:style>
    <style:style style:name="P42" style:family="paragraph" style:parent-style-name="Contents_20_3">
      <style:paragraph-properties>
        <style:tab-stops>
          <style:tab-stop style:position="17.392cm" style:type="right" style:leader-style="dotted" style:leader-text="."/>
        </style:tab-stops>
      </style:paragraph-properties>
    </style:style>
    <style:style style:name="P43" style:family="paragraph" style:parent-style-name="descrText">
      <style:text-properties officeooo:rsid="0026607b" officeooo:paragraph-rsid="0026607b"/>
    </style:style>
    <style:style style:name="P44" style:family="paragraph" style:parent-style-name="Standard" style:list-style-name="L68"/>
    <style:style style:name="P45" style:family="paragraph" style:parent-style-name="Standard" style:list-style-name="L76"/>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list-style-name="L59"/>
    <style:style style:name="P66" style:family="paragraph" style:parent-style-name="Text_20_body" style:list-style-name="L60"/>
    <style:style style:name="P67" style:family="paragraph" style:parent-style-name="Text_20_body" style:list-style-name="L61"/>
    <style:style style:name="P68" style:family="paragraph" style:parent-style-name="Text_20_body" style:list-style-name="L62"/>
    <style:style style:name="P69" style:family="paragraph" style:parent-style-name="Text_20_body" style:list-style-name="L63"/>
    <style:style style:name="P70" style:family="paragraph" style:parent-style-name="Text_20_body" style:list-style-name="L64"/>
    <style:style style:name="P71" style:family="paragraph" style:parent-style-name="Text_20_body" style:list-style-name="L65"/>
    <style:style style:name="P72" style:family="paragraph" style:parent-style-name="Text_20_body" style:list-style-name="L66"/>
    <style:style style:name="P73" style:family="paragraph" style:parent-style-name="Text_20_body" style:list-style-name="L67"/>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65">
      <style:paragraph-properties fo:margin-left="1.251cm" fo:margin-right="0cm" fo:text-indent="0cm" style:auto-text-indent="false"/>
    </style:style>
    <style:style style:name="P84" style:family="paragraph" style:parent-style-name="Text_20_body" style:list-style-name="L70">
      <style:paragraph-properties fo:margin-left="1.251cm" fo:margin-right="0cm" fo:text-indent="0cm" style:auto-text-indent="false"/>
    </style:style>
    <style:style style:name="P85" style:family="paragraph" style:parent-style-name="Text_20_body" style:list-style-name="L76">
      <style:paragraph-properties fo:margin-left="2.205cm" fo:margin-right="0cm" fo:text-indent="0cm" style:auto-text-indent="false"/>
    </style:style>
    <style:style style:name="P86" style:family="paragraph" style:parent-style-name="Heading_20_2" style:master-page-name="">
      <style:paragraph-properties style:page-number="auto" fo:break-before="page"/>
    </style:style>
    <style:style style:name="P87" style:family="paragraph" style:parent-style-name="Heading_20_3">
      <style:text-properties officeooo:rsid="0019977e" officeooo:paragraph-rsid="0019977e"/>
    </style:style>
    <style:style style:name="P88" style:family="paragraph" style:parent-style-name="Heading_20_3" style:master-page-name="">
      <style:paragraph-properties style:page-number="auto" fo:break-before="page"/>
    </style:style>
    <style:style style:name="P89" style:family="paragraph" style:parent-style-name="Corps_20_de_20_texte.Paragraph" style:list-style-name="L65">
      <style:paragraph-properties fo:margin-left="1.251cm" fo:margin-right="0cm" fo:text-indent="0cm" style:auto-text-indent="false"/>
    </style:style>
    <style:style style:name="P90" style:family="paragraph" style:parent-style-name="hlp_5f_warning">
      <loext:graphic-properties draw:fill-image-width="0cm" draw:fill-image-height="0cm"/>
      <style:paragraph-properties fo:margin-left="0cm" fo:margin-right="0cm" fo:margin-top="0cm" fo:margin-bottom="0cm" loext:contextual-spacing="false" fo:text-align="end" style:justify-single-word="false"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4" fo:font-size="10pt" fo:font-style="normal" style:text-underline-style="none" fo:font-weight="normal"/>
    </style:style>
    <style:style style:name="P93" style:family="paragraph">
      <style:paragraph-properties fo:text-align="center"/>
      <style:text-properties style:text-line-through-style="none" style:text-line-through-type="none" style:font-name="Arial4" fo:font-size="11pt" fo:font-style="normal" style:text-underline-style="none" fo:font-weight="normal"/>
    </style:style>
    <style:style style:name="P94"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font-variant="small-caps" fo:font-size="24pt" style:font-size-asian="24pt" style:font-size-complex="24pt"/>
    </style:style>
    <style:style style:name="T24" style:family="text">
      <style:text-properties officeooo:rsid="006be7d0"/>
    </style:style>
    <style:style style:name="T25" style:family="text">
      <style:text-properties fo:font-size="24pt" style:font-size-asian="24pt" style:font-size-complex="24pt"/>
    </style:style>
    <style:style style:name="T26" style:family="text">
      <style:text-properties fo:font-size="36pt" style:font-size-asian="36pt" style:font-size-complex="36pt"/>
    </style:style>
    <style:style style:name="T2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musescore-2.0.0.oxt&#13;&#13;08/05/2015 01:56: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musescore-L-2.0.0.oxt&#13;&#13;05/05/2015 21:46:3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5"/>
      <text:p text:style-name="P36">Extension Compiler</text:p>
      <text:p text:style-name="TitreDoc">Description and Tool for</text:p>
      <text:p text:style-name="TitreDoc">Extension : <text:file-name text:display="name">musescore</text:file-name></text:p>
      <text:p text:style-name="Standard"/>
      <text:p text:style-name="P9"/>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text:soft-page-break/>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10"/>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128141546985252263" text:style-name="L44">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42391834864003752" text:style-name="L45">
        <text:list-item>
          <text:p text:style-name="P51">Version 2.1.2 :</text:p>
        </text:list-item>
      </text:list>
      <text:list xml:id="list8153600672106322027" text:style-name="L46">
        <text:list-item>
          <text:list>
            <text:list-item>
              <text:p text:style-name="P52">Localized help : resolved non-functional hyperlink due to API incompatibility introduced by Apache OpenOffice 4.1 (and LibreOffice 4.0).</text:p>
            </text:list-item>
          </text:list>
        </text:list-item>
      </text:list>
      <text:list xml:id="list15603759060851" text:continue-list="list1542391834864003752" text:style-name="L45">
        <text:list-item>
          <text:p text:style-name="P51">Version 2.1.1 :</text:p>
        </text:list-item>
      </text:list>
      <text:list xml:id="list5280771702495508635" text:style-name="L47">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5603546202004" text:continue-list="list15603759060851" text:style-name="L45">
        <text:list-item>
          <text:p text:style-name="P51">Version 2.1.0 :</text:p>
        </text:list-item>
      </text:list>
      <text:list xml:id="list4778317705843850670" text:style-name="L48">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5603690183481" text:continue-list="list15603546202004" text:style-name="L45">
        <text:list-item>
          <text:p text:style-name="P51">Version 2.0.0 :</text:p>
        </text:list-item>
      </text:list>
      <text:list xml:id="list7742805028187073042" text:style-name="L49">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5604413630493" text:continue-list="list15603690183481" text:style-name="L45">
        <text:list-item>
          <text:p text:style-name="P51">Version 1.5.3 :</text:p>
        </text:list-item>
      </text:list>
      <text:list xml:id="list3052043944201455841" text:style-name="L50">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2537827737711713" text:style-name="L51">
        <text:list-item>
          <text:p text:style-name="P57">Basic library Standard, Module1 : your instruction inside the Sub myExtension</text:p>
        </text:list-item>
        <text:list-item>
          <text:p text:style-name="P5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text:soft-page-break/>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musescor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9">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able:table table:name="Table2" table:style-name="Table2">
        <table:table-column table:style-name="Table2.A"/>
        <table:table-column table:style-name="Table2.B"/>
        <table:table-row>
          <table:table-cell table:style-name="Table2.A1" office:value-type="string">
            <text:list xml:id="list2432547231894248797" text:style-name="hlp_5f_warnimg">
              <text:list-item>
                <text:p text:style-name="P90"/>
              </text:list-item>
            </text:list>
          </table:table-cell>
          <table:table-cell table:style-name="Table2.B1" office:value-type="string">
            <text:p text:style-name="P5"><text:span text:style-name="T26">IMPORTANT NOTE</text:span><text:line-break/><text:span text:style-name="T25">Specific to the </text:span><text:span text:style-name="T23">MuseScore Example Manager</text:span></text:p>
          </table:table-cell>
        </table:table-row>
        <table:table-row>
          <table:table-cell table:style-name="Table2.A2" office:value-type="string">
            <text:p text:style-name="P6"/>
          </table:table-cell>
          <table:table-cell table:style-name="Table2.B2" office:value-type="string">
            <text:p text:style-name="P7"><text:span text:style-name="T2">Before</text:span> clicking “<text:span text:style-name="T24">C</text:span>ompile” below, <text:span text:style-name="T2">delete all hidden and temporary autosave files</text:span> from the project folder. You can do this <text:span text:style-name="T24">by using</text:span> th<text:span text:style-name="T24">is</text:span> <text:span text:style-name="T24">Terminal </text:span>command <text:span text:style-name="T24">in the project root directory</text:span>:</text:p>
            <text:p text:style-name="P4"><text:s text:c="4"/>$ git clean -fxd</text:p>
            <text:p text:style-name="P8">This removes files as listed in the “.gitignore” file. Update the list if any files remain that shouldn't.</text:p>
          </table:table-cell>
        </table:table-row>
      </table:table>
      <text:p text:style-name="Text_20_body"><draw:frame draw:style-name="fr1" draw:name="OpenOffice.org and compatible" text:anchor-type="paragraph" draw:z-index="7"><draw:text-box fo:min-height="12.298cm" fo:min-width="15.122cm"><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2" svg:width="0.802cm" svg:height="0.451cm" svg:x="2.3cm" svg:y="0.199cm" draw:control="control1"/><draw:control text:anchor-type="paragraph" draw:z-index="9" draw:style-name="gr1" draw:text-style-name="P92" svg:width="9cm" svg:height="0.451cm" svg:x="3.6cm" svg:y="0.199cm"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2" svg:width="0.802cm" svg:height="0.451cm" svg:x="2.304cm" svg:y="0.199cm" draw:control="control3"/><draw:control text:anchor-type="paragraph" draw:z-index="11" draw:style-name="gr1" draw:text-style-name="P92" svg:width="9cm" svg:height="0.451cm" svg:x="3.6cm" svg:y="0.196cm" draw:control="control4"/>To version</text:p><text:p text:style-name="Frame_20_contents"/><text:p text:style-name="Frame_20_contents"/><text:p text:style-name="Frame_20_contents"><draw:control text:anchor-type="paragraph" draw:z-index="12" draw:style-name="gr1" draw:text-style-name="P93" svg:width="8.362cm" svg:height="0.689cm" svg:x="3.621cm" svg:y="0.252cm" draw:control="control5"/></text:p><text:p text:style-name="Frame_20_contents"/><text:p text:style-name="P38">Compilation results</text:p><text:p text:style-name="P38"><draw:control text:anchor-type="paragraph" draw:z-index="23" draw:style-name="gr1" draw:text-style-name="P94" svg:width="14.001cm" svg:height="4.001cm" svg:x="0.4cm" svg:y="0.362cm" draw:control="control14"/></text:p><text:p text:style-name="P38"/></draw:text-box></draw:frame>Note that if your extension creates a toolbar you will need another compilation to Apache OpenOffice 4, see next section.</text:p>
      <text:h text:style-name="P8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2" svg:width="0.802cm" svg:height="0.451cm" svg:x="2.33cm" svg:y="0.199cm" draw:control="control6"/><draw:control text:anchor-type="paragraph" draw:z-index="15" draw:style-name="gr1" draw:text-style-name="P92"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2" svg:width="0.802cm" svg:height="0.451cm" svg:x="2.33cm" svg:y="0.199cm" draw:control="control8"/><draw:control text:anchor-type="paragraph" draw:z-index="17" draw:style-name="gr1" draw:text-style-name="P92" svg:width="9cm" svg:height="0.451cm" svg:x="3.692cm" svg:y="0.199cm" draw:control="control9"/>To version</text:p><text:p text:style-name="Frame_20_contents"/><text:p text:style-name="Frame_20_contents"/><text:p text:style-name="Frame_20_contents"><draw:control text:anchor-type="paragraph" draw:z-index="18" draw:style-name="gr1" draw:text-style-name="P93" svg:width="8.362cm" svg:height="0.689cm" svg:x="3.674cm" svg:y="0.367cm" draw:control="control10"/></text:p><text:p text:style-name="Frame_20_contents"/><text:p text:style-name="P38">Compilation results</text:p><text:p text:style-name="Frame_20_contents"><draw:control text:anchor-type="paragraph" draw:z-index="24" draw:style-name="gr1" draw:text-style-name="P94"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2" svg:width="0.802cm" svg:height="0.451cm" svg:x="2.33cm" svg:y="0.199cm" draw:control="control11"/><draw:control text:anchor-type="paragraph" draw:z-index="21" draw:style-name="gr1" draw:text-style-name="P92"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93" svg:width="8.362cm" svg:height="0.689cm" svg:x="3.674cm" svg:y="0.349cm" draw:control="control13"/></text:p><text:p text:style-name="Frame_20_contents"/><text:p text:style-name="Frame_20_contents"/><text:p text:style-name="P38">Compilation results</text:p><text:p text:style-name="Frame_20_contents"><draw:control text:anchor-type="paragraph" draw:z-index="25" draw:style-name="gr1" draw:text-style-name="P94" svg:width="14.001cm" svg:height="4.001cm" svg:x="0.4cm" svg:y="0.459cm" draw:control="control16"/></text:p><text:p text:style-name="Frame_20_contents"/></draw:text-box></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7">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7">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41794123354818758" text:style-name="L52">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703873006178716295" text:style-name="L53">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55734625228582756" text:style-name="L54">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31">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690055488671451767" text:style-name="L55">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54">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54">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54">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986743691980211332" text:style-name="L56">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592756420920238154" text:style-name="L57">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66050437701543033" text:style-name="L58">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86657261996932050" text:style-name="L59">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2528292034496838" text:style-name="L60">
        <text:list-item>
          <text:p text:style-name="P66">Arg1 : <text:span text:style-name="InstructionMacro">String</text:span> : mandatory, type of control used for the button</text:p>
        </text:list-item>
      </text:list>
      <text:list xml:id="list153946349542456799" text:style-name="L61">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P87" text:outline-level="3"><text:bookmark-start text:name="__RefHeading__78096_325084090"/>setDisplayName<text:bookmark-end text:name="__RefHeading__78096_325084090"/></text:h>
      <text:p text:style-name="Text_20_body">Optional.</text:p>
      <text:list xml:id="list9116352516407882892" text:style-name="L62">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8">Optional. This feature depends on OpenOffice.org 3.1.0 or later.</text:p>
      <text:list xml:id="list4362957877209112734" text:style-name="L63">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63">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63">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53285207356649134" text:style-name="L64">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25"><text:span text:style-name="InstructionMacro">_16</text:span></text:p>
          </table:table-cell>
          <table:table-cell table:style-name="Tableau2.D2" office:value-type="string">
            <text:p text:style-name="P26"><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25"><text:span text:style-name="InstructionMacro">_16h</text:span></text:p>
          </table:table-cell>
          <table:table-cell table:style-name="Tableau2.D2" office:value-type="string">
            <text:p text:style-name="P26"><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25"><text:span text:style-name="InstructionMacro">_26</text:span></text:p>
          </table:table-cell>
          <table:table-cell table:style-name="Tableau2.D2" office:value-type="string">
            <text:p text:style-name="P26"><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25"><text:span text:style-name="InstructionMacro">_26h</text:span></text:p>
          </table:table-cell>
          <table:table-cell table:style-name="Tableau2.D2" office:value-type="string">
            <text:p text:style-name="P26"><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text:soft-page-break/>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589825264404006579" text:style-name="L65">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54">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text:soft-page-break/>'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73865371396333867" text:style-name="L66">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66">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62">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62">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14233709160080447" text:style-name="L67">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49714729079130944" text:style-name="L68">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8">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128067013202951408" text:style-name="L69">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4">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694789081343917799" text:style-name="L70">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06324238905518233" text:style-name="L71">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11">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681193368580561843" text:style-name="L72">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086600842295417946" text:style-name="L73">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634508402685618313" text:style-name="L74">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74">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23208490876590690" text:style-name="L75">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62147296077623926" text:style-name="L76">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76">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00713411986280731" text:style-name="L77">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74">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6">Contacts : <text:a xlink:type="simple" xlink:href="mailto:bmarcelly@openoffice.org" text:style-name="Internet_20_link" text:visited-style-name="Visited_20_Internet_20_Link">marcelly@club-internet.fr</text:a> </text:p>
      <text:p text:style-name="P15"/>
      <text:p text:style-name="P17">Translation :<text:span text:style-name="T3"> </text:span></text:p>
      <text:p text:style-name="P1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8"><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8"><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8"/>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9"/>
      <text:p text:style-name="P19">The Original Documentation is : Extension Compiler</text:p>
      <text:p text:style-name="P19">The Initial Writer of the Original Documentation is Bernard Marcelly</text:p>
      <text:p text:style-name="P20">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20"/>
      <text:p text:style-name="P19">Contributor(s): ______________________________________. </text:p>
      <text:p text:style-name="P19">Portions created by ______ are Copyright (C)_________<text:span text:style-name="T7">[Insert year(s)]</text:span>. </text:p>
      <text:p text:style-name="P19">All Rights Reserved. <text:s/><text:span text:style-name="T9"><text:s/>(Contributor contact(s):________________</text:span><text:span text:style-name="T7">[Insert hyperlink/alias]</text:span><text:span text:style-name="T9">).</text:span></text:p>
      <text:p text:style-name="P21"/>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musescor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43">Insert and edit musical examples created with MuseScore.</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12">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13">This extension uses license aaa and license bbb. To read these licenses use the button xxx or the menu item yyy in the extension.</text:p>
      <text:list xml:id="list1695862880675546628" text:style-name="L78">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11">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2495872881759823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453512617808002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355051011281264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6060608762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946853451960764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6210082952663840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604711690874" text:continue-list="list24325472318942487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30">Numbers</text:p>
            </table:table-cell>
            <table:table-cell table:style-name="Table1.C1" office:value-type="string">
              <text:p text:style-name="P30">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33">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2"><office:annotation><dc:creator>BM</dc:creator><dc:date>2008-03-13T00:00:00</dc:date><text:p>internal</text:p><text:p>Page2</text:p><text:p/></office:annotation>Paragraph styles</text:p>
      <text:p text:style-name="P32"><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32"><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604054020662" text:continue-list="list342495872881759823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604454612914" text:continue-list="list156060608762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1"><text:span text:style-name="T27">image</text:span></text:p><text:p text:style-name="P91"><text:span text:style-name="T27">Images/Help/dontfeedtrolls.gif</text:span></text:p><text:p text:style-name="P91"><text:span text:style-name="T27">icon</text:span></text:p><text:p text:style-name="P91"><text:span text:style-name="T27"/></text:p></office:annotation> within a text.</text:p>
      <text:p text:style-name="hlp_5f_paragraph"><text:line-break/><text:soft-page-break/><text:line-break/>Now a bigger image in a blank line.</text:p>
      <text:p text:style-name="hlp_5f_paragraph"><office:annotation><dc:creator>Bernard Marcelly</dc:creator><dc:date>2009-01-24T10:50:50</dc:date><text:p text:style-name="P91"><text:span text:style-name="T27">image</text:span></text:p><text:p text:style-name="P91"><text:span text:style-name="T27">Images/Help/sailingShip.wmf</text:span></text:p><text:p text:style-name="P91"><text:span text:style-name="T27">Old sailing ship</text:span></text:p><text:p text:style-name="P91"><text:span text:style-name="T27"/></text:p></office:annotation></text:p>
      <text:p text:style-name="hlp_5f_paragraph"/>
      <text:p text:style-name="hlp_5f_paragraph"><text:line-break/><text:line-break/>Finally an image<office:annotation><dc:creator>Bernard Marcelly</dc:creator><dc:date>2009-01-24T20:53:22</dc:date><text:p text:style-name="P91"><text:span text:style-name="T27">imageOOo</text:span></text:p><text:p text:style-name="P91"><text:span text:style-name="T27">sd/res/get1obj.png</text:span></text:p></office:annotation> from OpenOffice resources</text:p>
      <text:p text:style-name="hlp_5f_page">Page10 : Creating the Help tree</text:p>
      <text:list xml:id="list15605092500037" text:continue-list="list156040540206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musescor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cm" fo:margin-right="0cm" fo:margin-top="0cm" fo:margin-bottom="0.101cm" loext:contextual-spacing="false" fo:text-indent="0cm" style:auto-text-indent="false" style:page-number="auto"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cm" fo:margin-right="0cm" fo:margin-top="0cm" fo:margin-bottom="0cm" loext:contextual-spacing="false" fo:text-indent="0cm" style:auto-text-indent="false" style:page-number="auto">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cm" fo:margin-right="0cm" fo:margin-top="0cm" fo:margin-bottom="0cm" loext:contextual-spacing="false" fo:text-indent="0cm" style:auto-text-indent="false" style:page-number="auto">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style:graphic-properties draw:fill="solid" draw:fill-color="#e6e6ff"/>
      <style:paragraph-properties fo:background-color="#e6e6ff">
        <style:background-image/>
      </style:paragraph-properties>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1cm" fo:margin-right="1cm" fo:margin-top="1cm" fo:margin-bottom="0.499cm" loext:contextual-spacing="false" fo:line-height="150%" fo:text-align="center" style:justify-single-word="false" fo:text-indent="0cm" style:auto-text-indent="false">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style:graphic-properties draw:fill="solid" draw:fill-color="#e6e6e6"/>
      <style:paragraph-properties fo:margin-left="1.499cm" fo:margin-right="1.499cm" fo:margin-top="0cm" fo:margin-bottom="0cm" loext:contextual-spacing="false" fo:text-indent="0cm" style:auto-text-indent="false" style:page-number="auto" fo:background-color="#e6e6e6" style:shadow="none" fo:keep-with-next="auto">
        <style:tab-stops/>
        <style:background-image/>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style:graphic-properties draw:fill="solid" draw:fill-color="#ffffcc"/>
      <style:paragraph-properties fo:margin-left="1.499cm" fo:margin-right="1.499cm" fo:margin-top="0cm" fo:margin-bottom="0cm" loext:contextual-spacing="false" fo:text-indent="0cm" style:auto-text-indent="false" fo:background-color="#ffffcc">
        <style:background-image/>
      </style:paragraph-properties>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style:paragraph-properties fo:margin-left="1.499cm" fo:margin-right="1.499cm" fo:margin-top="0.499cm" fo:margin-bottom="0.199cm" loext:contextual-spacing="false" fo:orphans="2" fo:text-indent="1cm" style:auto-text-indent="false" style:page-number="auto" fo:break-before="auto" fo:break-after="auto"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style:paragraph-properties fo:margin-left="1.499cm" fo:margin-right="1.499cm" fo:margin-top="0.199cm" fo:margin-bottom="0.199cm" loext:contextual-spacing="false" fo:orphans="2" fo:text-indent="1cm" style:auto-text-indent="false" style:page-number="auto" fo:break-before="page"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left="0cm" fo:margin-right="0cm" fo:margin-top="0cm" fo:margin-bottom="0.499cm" loext:contextual-spacing="false" fo:text-indent="1cm" style:auto-text-indent="false" style:page-number="auto" fo:break-before="page"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style:paragraph-properties fo:margin-top="0.049cm" fo:margin-bottom="0.049cm" loext:contextual-spacing="false" fo:line-height="100%" style:page-number="auto"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graphic-properties draw:fill="solid" draw:fill-color="#ccffff"/>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loext:contextual-spacing="false" fo:line-height="100%" fo:text-align="start" style:justify-single-word="false" style:page-number="auto"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loext:contextual-spacing="false" fo:line-height="100%" fo:text-align="start" style:justify-single-word="false" style:page-number="auto"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graphic-properties draw:fill="solid" draw:fill-color="#ccffff"/>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cm" fo:margin-right="0cm" fo:margin-top="0.199cm" fo:margin-bottom="0.199cm" loext:contextual-spacing="false" fo:line-height="100%" fo:text-align="start" style:justify-single-word="false"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cm" fo:margin-right="0cm" fo:margin-top="0.199cm" fo:margin-bottom="0.199cm" loext:contextual-spacing="false" fo:line-height="100%" fo:text-align="start" style:justify-single-word="false"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cm" fo:margin-right="0cm" fo:margin-top="0.199cm" fo:margin-bottom="0.199cm" loext:contextual-spacing="false" fo:line-height="100%" fo:text-align="start" style:justify-single-word="false" fo:keep-together="always" fo:text-indent="0cm" style:auto-text-indent="false" style:page-number="auto"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cm" fo:margin-right="0cm" fo:margin-top="0.049cm" fo:margin-bottom="0.049cm" loext:contextual-spacing="false" fo:line-height="100%" fo:text-align="start" style:justify-single-word="false" fo:keep-together="auto"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cm" fo:margin-right="0cm" fo:margin-top="0.049cm" fo:margin-bottom="0.049cm" loext:contextual-spacing="false" fo:line-height="100%" fo:text-align="start" style:justify-single-word="false" fo:keep-together="auto"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style:graphic-properties draw:fill="solid" draw:fill-color="#83caff"/>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musescor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subject>  </dc:subject>
    <meta:creation-date>2015-05-05T18:39:03.215435377</meta:creation-date>
    <dc:language>en-US</dc:language>
    <meta:editing-cycles>1</meta:editing-cycles>
    <meta:editing-duration>P0D</meta:editing-duration>
    <meta:document-statistic meta:table-count="5" meta:image-count="4" meta:object-count="0" meta:page-count="91" meta:paragraph-count="2859" meta:word-count="39375" meta:character-count="259909" meta:non-whitespace-character-count="21926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outsideshore.musescore", "2.0.0") ' fill with your values
  ' add instructions here, see Template1
  setExtensionDescription("en")
  setIcon("Images/musescore-icon-round-48.png")

  setDisplayName("en", "MuseScore Example Manager")
  setPublisherName("en", "Marc Sabatella", "http://www.outsideshore.com/")
endDescription


beginAnnexes 
  ' add instructions here, see Template2
  useLibrary("Basic", "MuseScore/")
endAnnexes


beginAddonUI
 
  ' add instructions here, see Templates
  '   Template3a and 3b : AddonMenu
  '   Template4 : OfficeMenuBar
  '   Template5 : OfficeHelp
  '   Template6 : OfficeToolbar
  '   Template7 : OfficeMenuBarMerging
  beginOfficeMenuBarMerging
    beginMergeInstruction("Writer")
      setMergePoint(".uno:InsertMenu\.uno:InsertDoc", "AddAfter", "AddLast")
      beginMergeItems
        beginCommand
          beginTitles
            setTitle("MuseScore Example", "en")
          endTitles
          setURL("Basic", "MuseScore", "MuseScore", "MuseScore")
        endCommand
      endMergeItems
    endMergeInstruction
  endOfficeMenuBarMerging
  '   Template8 : OfficeToolbarMerging
  beginOfficeToolbarMerging
    beginMergeInstruction("Writer")
      setMergePoint("standardbar\.uno:HyperlinkDialog", "AddBefore", "AddLast")
      beginMergeItems
		beginButton()
            beginTitles
              setTitle("MuseScore Example", "en")
            endTitles
            setURL("Basic", "MuseScore", "MuseScore", "MuseScore")
			setImage("Images/musescore-icon-square")
		endButton
      endMergeItems
    endMergeInstruction
  end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